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d4e40" officeooo:paragraph-rsid="002d4e40"/>
    </style:style>
    <style:style style:name="P2" style:family="paragraph" style:parent-style-name="Standard">
      <style:text-properties officeooo:rsid="002070b3" officeooo:paragraph-rsid="002070b3"/>
    </style:style>
    <style:style style:name="P3" style:family="paragraph" style:parent-style-name="Standard">
      <style:text-properties officeooo:paragraph-rsid="0047b7a6"/>
    </style:style>
    <style:style style:name="P4" style:family="paragraph" style:parent-style-name="Text_20_body">
      <style:text-properties officeooo:rsid="00303502" officeooo:paragraph-rsid="00303502"/>
    </style:style>
    <style:style style:name="P5" style:family="paragraph" style:parent-style-name="Text_20_body">
      <style:text-properties officeooo:rsid="00303502" officeooo:paragraph-rsid="00326720"/>
    </style:style>
    <style:style style:name="P6" style:family="paragraph" style:parent-style-name="Text_20_body">
      <style:text-properties officeooo:rsid="00303502" officeooo:paragraph-rsid="003d61ec"/>
    </style:style>
    <style:style style:name="P7" style:family="paragraph" style:parent-style-name="Text_20_body">
      <style:text-properties officeooo:paragraph-rsid="00373743"/>
    </style:style>
    <style:style style:name="P8" style:family="paragraph" style:parent-style-name="Text_20_body">
      <style:text-properties officeooo:rsid="00373743" officeooo:paragraph-rsid="00373743"/>
    </style:style>
    <style:style style:name="P9" style:family="paragraph" style:parent-style-name="Text_20_body">
      <style:text-properties officeooo:paragraph-rsid="003970a6"/>
    </style:style>
    <style:style style:name="P10" style:family="paragraph" style:parent-style-name="Text_20_body">
      <style:text-properties officeooo:rsid="0021e07a" officeooo:paragraph-rsid="0023c578"/>
    </style:style>
    <style:style style:name="P11" style:family="paragraph" style:parent-style-name="Text_20_body">
      <style:text-properties officeooo:rsid="00411f5d" officeooo:paragraph-rsid="00411f5d"/>
    </style:style>
    <style:style style:name="P12" style:family="paragraph" style:parent-style-name="Text_20_body">
      <style:text-properties officeooo:rsid="00411f5d" officeooo:paragraph-rsid="0042fd1b"/>
    </style:style>
    <style:style style:name="P13" style:family="paragraph" style:parent-style-name="Text_20_body">
      <style:text-properties officeooo:rsid="00379a48" officeooo:paragraph-rsid="00379a48"/>
    </style:style>
    <style:style style:name="P14" style:family="paragraph" style:parent-style-name="Text_20_body">
      <style:text-properties officeooo:rsid="0047b7a6" officeooo:paragraph-rsid="0047b7a6" fo:background-color="#eeeeee"/>
    </style:style>
    <style:style style:name="P15" style:family="paragraph" style:parent-style-name="Text_20_body">
      <style:text-properties officeooo:paragraph-rsid="00468452"/>
    </style:style>
    <style:style style:name="P16" style:family="paragraph" style:parent-style-name="Preformatted_20_Text">
      <style:text-properties officeooo:rsid="00303502" officeooo:paragraph-rsid="00303502"/>
    </style:style>
    <style:style style:name="P17" style:family="paragraph" style:parent-style-name="Preformatted_20_Text">
      <style:text-properties officeooo:rsid="00303502" officeooo:paragraph-rsid="0036d4dd"/>
    </style:style>
    <style:style style:name="P18" style:family="paragraph" style:parent-style-name="Preformatted_20_Text">
      <style:text-properties officeooo:paragraph-rsid="00303502"/>
    </style:style>
    <style:style style:name="P19" style:family="paragraph" style:parent-style-name="Preformatted_20_Text">
      <style:text-properties officeooo:paragraph-rsid="0036d4dd"/>
    </style:style>
    <style:style style:name="P20" style:family="paragraph" style:parent-style-name="Preformatted_20_Text">
      <style:paragraph-properties fo:margin-top="0cm" fo:margin-bottom="0.499cm" loext:contextual-spacing="false"/>
    </style:style>
    <style:style style:name="P21" style:family="paragraph" style:parent-style-name="Preformatted_20_Text">
      <style:paragraph-properties fo:margin-top="0cm" fo:margin-bottom="0.499cm" loext:contextual-spacing="false"/>
      <style:text-properties officeooo:paragraph-rsid="0036d4dd"/>
    </style:style>
    <style:style style:name="P22" style:family="paragraph" style:parent-style-name="Title">
      <style:text-properties fo:font-size="32pt" style:font-size-asian="32pt" style:font-size-complex="32pt"/>
    </style:style>
    <style:style style:name="P23" style:family="paragraph" style:parent-style-name="Contents_20_Heading">
      <style:paragraph-properties fo:break-before="page"/>
    </style:style>
    <style:style style:name="P24" style:family="paragraph" style:parent-style-name="Contents_20_2">
      <style:paragraph-properties>
        <style:tab-stops>
          <style:tab-stop style:position="17.09cm" style:type="right" style:leader-style="dotted" style:leader-text="."/>
        </style:tab-stops>
      </style:paragraph-properties>
    </style:style>
    <style:style style:name="P25" style:family="paragraph" style:parent-style-name="Contents_20_3">
      <style:paragraph-properties>
        <style:tab-stops>
          <style:tab-stop style:position="16.591cm" style:type="right" style:leader-style="dotted" style:leader-text="."/>
        </style:tab-stops>
      </style:paragraph-properties>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Text_20_body" style:list-style-name=""/>
    <style:style style:name="P28" style:family="paragraph" style:parent-style-name="Text_20_body" style:list-style-name="L1">
      <style:text-properties officeooo:rsid="00255338" officeooo:paragraph-rsid="00255338"/>
    </style:style>
    <style:style style:name="P29" style:family="paragraph" style:parent-style-name="Text_20_body" style:list-style-name="">
      <style:paragraph-properties fo:break-before="page"/>
    </style:style>
    <style:style style:name="P30" style:family="paragraph" style:parent-style-name="Heading_20_1" style:list-style-name=""/>
    <style:style style:name="P31" style:family="paragraph" style:parent-style-name="Heading_20_1">
      <style:text-properties officeooo:rsid="00303502" officeooo:paragraph-rsid="00303502"/>
    </style:style>
    <style:style style:name="P32" style:family="paragraph" style:parent-style-name="Heading_20_1">
      <style:text-properties officeooo:rsid="0033e52e" officeooo:paragraph-rsid="0033e52e"/>
    </style:style>
    <style:style style:name="P33" style:family="paragraph" style:parent-style-name="Heading_20_1">
      <style:text-properties officeooo:rsid="0033e52e" officeooo:paragraph-rsid="00373743"/>
    </style:style>
    <style:style style:name="P34" style:family="paragraph" style:parent-style-name="Heading_20_1">
      <style:text-properties officeooo:rsid="0033e52e" officeooo:paragraph-rsid="0047b7a6"/>
    </style:style>
    <style:style style:name="P35" style:family="paragraph" style:parent-style-name="Heading_20_1">
      <style:text-properties officeooo:rsid="0033e52e" officeooo:paragraph-rsid="003f1134"/>
    </style:style>
    <style:style style:name="P36" style:family="paragraph" style:parent-style-name="Heading_20_1">
      <style:text-properties officeooo:rsid="0033e52e" officeooo:paragraph-rsid="00468452"/>
    </style:style>
    <style:style style:name="P37" style:family="paragraph" style:parent-style-name="Heading_20_1">
      <style:text-properties officeooo:rsid="00468452" officeooo:paragraph-rsid="00468452"/>
    </style:style>
    <style:style style:name="P38" style:family="paragraph" style:parent-style-name="Heading_20_1">
      <style:text-properties officeooo:rsid="0023c578" officeooo:paragraph-rsid="0023c578"/>
    </style:style>
    <style:style style:name="P39" style:family="paragraph" style:parent-style-name="Heading_20_1">
      <style:text-properties officeooo:rsid="0021e07a" officeooo:paragraph-rsid="0021e07a"/>
    </style:style>
    <style:style style:name="P40" style:family="paragraph" style:parent-style-name="Heading_20_3">
      <style:text-properties officeooo:paragraph-rsid="003970a6"/>
    </style:style>
    <style:style style:name="P41" style:family="paragraph" style:parent-style-name="Heading_20_2">
      <style:text-properties officeooo:rsid="00411f5d" officeooo:paragraph-rsid="00411f5d"/>
    </style:style>
    <style:style style:name="P42" style:family="paragraph" style:parent-style-name="Heading_20_2">
      <style:text-properties officeooo:rsid="0042fd1b" officeooo:paragraph-rsid="0042fd1b"/>
    </style:style>
    <style:style style:name="T1" style:family="text">
      <style:text-properties officeooo:rsid="0021e07a"/>
    </style:style>
    <style:style style:name="T2" style:family="text">
      <style:text-properties officeooo:rsid="002fdff7"/>
    </style:style>
    <style:style style:name="T3" style:family="text">
      <style:text-properties officeooo:rsid="00326720"/>
    </style:style>
    <style:style style:name="T4" style:family="text">
      <style:text-properties officeooo:rsid="0033f161"/>
    </style:style>
    <style:style style:name="T5" style:family="text">
      <style:text-properties officeooo:rsid="003574ca"/>
    </style:style>
    <style:style style:name="T6" style:family="text">
      <style:text-properties officeooo:rsid="0036d4dd"/>
    </style:style>
    <style:style style:name="T7" style:family="text">
      <style:text-properties officeooo:rsid="00303502"/>
    </style:style>
    <style:style style:name="T8" style:family="text">
      <style:text-properties officeooo:rsid="00373743"/>
    </style:style>
    <style:style style:name="T9" style:family="text">
      <style:text-properties officeooo:rsid="00379a48"/>
    </style:style>
    <style:style style:name="T10" style:family="text">
      <style:text-properties officeooo:rsid="003970a6"/>
    </style:style>
    <style:style style:name="T11" style:family="text">
      <style:text-properties style:font-name="Liberation Serif"/>
    </style:style>
    <style:style style:name="T12" style:family="text">
      <style:text-properties officeooo:rsid="003d61ec"/>
    </style:style>
    <style:style style:name="T13" style:family="text">
      <style:text-properties officeooo:rsid="003f1134"/>
    </style:style>
    <style:style style:name="T14" style:family="text">
      <style:text-properties officeooo:rsid="003f933f"/>
    </style:style>
    <style:style style:name="T15" style:family="text">
      <style:text-properties officeooo:rsid="0042fd1b"/>
    </style:style>
    <style:style style:name="T16" style:family="text">
      <style:text-properties officeooo:rsid="004993eb"/>
    </style:style>
    <style:style style:name="T17" style:family="text">
      <style:text-properties officeooo:rsid="004c95e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p text:style-name="Title"/>
      <text:p text:style-name="P22">Installation de serveur</text:p>
      <text:p text:style-name="P22">Ubuntu 18.04 <text:span text:style-name="T17">test GIT</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3">Table des matières</text:p>
          </text:index-title>
          <text:p text:style-name="P26"><text:a xlink:type="simple" xlink:href="#__RefHeading___Toc331_3396692008" text:style-name="Index_20_Link" text:visited-style-name="Index_20_Link">1 Comment installer un serveur sous ubuntu 18.04<text:tab/>3</text:a></text:p>
          <text:p text:style-name="P26"><text:a xlink:type="simple" xlink:href="#__RefHeading___Toc333_3396692008" text:style-name="Index_20_Link" text:visited-style-name="Index_20_Link">2 Placer une adresse fixe.<text:tab/>3</text:a></text:p>
          <text:p text:style-name="P26"><text:a xlink:type="simple" xlink:href="#__RefHeading___Toc335_3396692008" text:style-name="Index_20_Link" text:visited-style-name="Index_20_Link">3 Installer Webmin<text:tab/>3</text:a></text:p>
          <text:p text:style-name="P25"><text:a xlink:type="simple" xlink:href="#__RefHeading___Toc337_3396692008" text:style-name="Index_20_Link" text:visited-style-name="Index_20_Link">a) Ajouter NginX à Webmin<text:tab/>3</text:a></text:p>
          <text:p text:style-name="P26"><text:a xlink:type="simple" xlink:href="#__RefHeading___Toc339_3396692008" text:style-name="Index_20_Link" text:visited-style-name="Index_20_Link">4 Installer SSH<text:tab/>3</text:a></text:p>
          <text:p text:style-name="P26"><text:a xlink:type="simple" xlink:href="#__RefHeading___Toc341_3396692008" text:style-name="Index_20_Link" text:visited-style-name="Index_20_Link">5 Installer NginX<text:tab/>4</text:a></text:p>
          <text:p text:style-name="P26"><text:a xlink:type="simple" xlink:href="#__RefHeading___Toc343_3396692008" text:style-name="Index_20_Link" text:visited-style-name="Index_20_Link">6 Installer services Messages et Notification.<text:tab/>4</text:a></text:p>
          <text:p text:style-name="P24"><text:a xlink:type="simple" xlink:href="#__RefHeading___Toc345_3396692008" text:style-name="Index_20_Link" text:visited-style-name="Index_20_Link">Journalisation<text:tab/>4</text:a></text:p>
          <text:p text:style-name="P24"><text:a xlink:type="simple" xlink:href="#__RefHeading___Toc347_3396692008" text:style-name="Index_20_Link" text:visited-style-name="Index_20_Link">Notification<text:tab/>4</text:a></text:p>
          <text:p text:style-name="P26"><text:a xlink:type="simple" xlink:href="#__RefHeading___Toc349_3396692008" text:style-name="Index_20_Link" text:visited-style-name="Index_20_Link">7 Django &amp; venv<text:tab/>4</text:a></text:p>
          <text:p text:style-name="P26"><text:a xlink:type="simple" xlink:href="#__RefHeading___Toc351_3396692008" text:style-name="Index_20_Link" text:visited-style-name="Index_20_Link">8 Ins<text:tab/>4</text:a></text:p>
          <text:p text:style-name="P26"><text:a xlink:type="simple" xlink:href="#__RefHeading___Toc353_3396692008" text:style-name="Index_20_Link" text:visited-style-name="Index_20_Link">9 Références.<text:tab/>4</text:a></text:p>
          <text:p text:style-name="P26"><text:a xlink:type="simple" xlink:href="#__RefHeading___Toc355_3396692008" text:style-name="Index_20_Link" text:visited-style-name="Index_20_Link">10 Conclusion.<text:tab/>4</text:a></text:p>
        </text:index-body>
      </text:table-of-content>
      <text:h text:style-name="P27" text:outline-level="1"/>
      <text:h text:style-name="P29" text:outline-level="1"/>
      <text:h text:style-name="Heading_20_1" text:outline-level="1"><text:bookmark-start text:name="__RefHeading___Toc331_3396692008"/>Comment installer un serv<text:span text:style-name="T2">eur </text:span>sous ubuntu 1<text:span text:style-name="T2">8</text:span>.04<text:bookmark-end text:name="__RefHeading___Toc331_3396692008"/></text:h>
      <text:p text:style-name="P2">Il peut être utile d’installer une application en mode service/daemon sous linux afin que le démarrage se fasse au boot de la machine, que l’application soit disponible en tout temps . Dans cette procédure une application Python 2 ( test.py) effectue une <text:span text:style-name="T1">l’</text:span>écriture <text:span text:style-name="T1">d’un message pendant 600 sec </text:span>dans le <text:s/>journal système local de syslog <text:span text:style-name="T1">pour prouver le fonctionnement en mode service de l’application. Cette note n’utilise pas l’environnement virtuel python.</text:span></text:p>
      <text:h text:style-name="P31" text:outline-level="1"><text:bookmark-start text:name="__RefHeading___Toc333_3396692008"/>Placer une adresse fixe.<text:bookmark-end text:name="__RefHeading___Toc333_3396692008"/></text:h>
      <text:p text:style-name="P4">Paramètres &gt; Réseau &gt; Filaire &gt; IpV4 &gt; <text:s/>Manuel </text:p>
      <text:p text:style-name="P5">Adresses : Indiquer l’adresse Ip Fixe, <text:span text:style-name="T12">192.168.1.10 </text:span>Masque, <text:span text:style-name="T3">Passerelle (</text:span>L’adresse du routeur local.<text:span text:style-name="T3">) 192.168.1.1</text:span></text:p>
      <text:p text:style-name="P6">DNS : L’adresse du routeur local.<text:span text:style-name="T3">192.168.1.1</text:span></text:p>
      <text:h text:style-name="P32" text:outline-level="1"><text:bookmark-start text:name="__RefHeading___Toc335_3396692008"/>Installer Webmin<text:bookmark-end text:name="__RefHeading___Toc335_3396692008"/></text:h>
      <text:p text:style-name="P7"><text:span text:style-name="Source_20_Text"><text:span text:style-name="T8">Cette installation permettra au minimum de disposer de facilités graphiques de navigation de fichiers.</text:span></text:span></text:p>
      <text:p text:style-name="P17"><text:span text:style-name="Source_20_Text"><text:span text:style-name="T6">Editer le fichier :</text:span></text:span></text:p>
      <text:p text:style-name="P16"><text:span text:style-name="Source_20_Text">sudo nano /etc/apt/sources.list</text:span></text:p>
      <text:p text:style-name="P16"><text:span text:style-name="Source_20_Text"/></text:p>
      <text:p text:style-name="P17"><text:span text:style-name="Source_20_Text"><text:span text:style-name="T6">Y Insérer,,,</text:span></text:span></text:p>
      <text:p text:style-name="P16"><text:span text:style-name="Source_20_Text">deb http://download.webmin.com/download/repository sarge contrib</text:span></text:p>
      <text:p text:style-name="P16"><text:span text:style-name="Source_20_Text"/></text:p>
      <text:p text:style-name="P17"><text:span text:style-name="Source_20_Text"><text:span text:style-name="T6">Effectuer….</text:span></text:span></text:p>
      <text:p text:style-name="P16"><text:span text:style-name="Source_20_Text">wget http://www.webmin.com/jcameron-key.asc</text:span></text:p>
      <text:p text:style-name="P20"><text:span text:style-name="Source_20_Text">sudo apt-key add jcameron-key.a</text:span><text:span text:style-name="Source_20_Text"><text:span text:style-name="T4">sc</text:span></text:span></text:p>
      <text:p text:style-name="P17"><text:span text:style-name="Source_20_Text"><text:span text:style-name="T6">Puis</text:span></text:span></text:p>
      <text:p text:style-name="P18"><text:span text:style-name="Source_20_Text"><text:span text:style-name="T7">sudo apt-get update </text:span></text:span></text:p>
      <text:p text:style-name="P20"><text:span text:style-name="Source_20_Text">sudo apt-get install webmin </text:span></text:p>
      <text:p text:style-name="P21"><text:span text:style-name="Source_20_Text"><text:span text:style-name="T6">Autoriser…</text:span></text:span></text:p>
      <text:p text:style-name="P21"><text:span text:style-name="Source_20_Text"><text:span text:style-name="T6">ufw allow 10000/udp</text:span></text:span></text:p>
      <text:p text:style-name="P21"><text:span text:style-name="Source_20_Text">ufw allow 10000/</text:span><text:span text:style-name="Source_20_Text"><text:span text:style-name="T5">tcp</text:span></text:span></text:p>
      <text:p text:style-name="P21"><text:span text:style-name="Source_20_Text">log</text:span><text:span text:style-name="Source_20_Text"><text:span text:style-name="T6">er</text:span></text:span><text:span text:style-name="Source_20_Text"> </text:span><text:span text:style-name="Source_20_Text"><text:span text:style-name="T6">a</text:span></text:span><text:span text:style-name="Source_20_Text"> </text:span></text:p>
      <text:p text:style-name="P19"><text:span text:style-name="Source_20_Text">https://your_server_ip:10000 </text:span><text:span text:style-name="Source_20_Text"><text:span text:style-name="T6">gre…. Et le passwd associé.</text:span></text:span></text:p>
      <text:p text:style-name="P16"><text:span text:style-name="Source_20_Text"/></text:p>
      <text:h text:style-name="P40" text:outline-level="3"><text:bookmark-start text:name="__RefHeading___Toc337_3396692008"/><text:span text:style-name="Source_20_Text"><text:span text:style-name="T10">Ajouter NginX à Webmin</text:span></text:span><text:bookmark-end text:name="__RefHeading___Toc337_3396692008"/></text:h>
      <text:p text:style-name="Standard"><text:span text:style-name="Source_20_Text"><text:span text:style-name="T11">Le module NginX n’est pas</text:span></text:span><text:span text:style-name="Source_20_Text"> </text:span><text:span text:style-name="Source_20_Text"><text:span text:style-name="T10">installé per défaut dans Webmin, l’ajouter en s’inspirant de la procédure suivante.</text:span></text:span></text:p>
      <text:p text:style-name="Standard"><text:span text:style-name="Source_20_Text"/></text:p>
      <text:p text:style-name="P9"><text:soft-page-break/><text:span text:style-name="Source_20_Text">https://guides.wp-bullet.com/using-webmin-module-to-manage-nginx-sites-on-easyengine/</text:span></text:p>
      <text:h text:style-name="P33" text:outline-level="1"><text:bookmark-start text:name="__RefHeading___Toc339_3396692008"/>Installer SSH<text:bookmark-end text:name="__RefHeading___Toc339_3396692008"/></text:h>
      <text:p text:style-name="P8">sudo apt-get install openssh-serve<text:span text:style-name="T9">r</text:span></text:p>
      <text:p text:style-name="P13">Sera accessible sur port 22 de son adresse locale.</text:p>
      <text:p text:style-name="P3"/>
      <text:h text:style-name="P34" text:outline-level="1"><text:bookmark-start text:name="__RefHeading___Toc341_3396692008"/>Installer NginX<text:bookmark-end text:name="__RefHeading___Toc341_3396692008"/></text:h>
      <text:p text:style-name="P14">Sudo apt-get install nginx</text:p>
      <text:h text:style-name="P35" text:outline-level="1"><text:bookmark-start text:name="__RefHeading___Toc343_3396692008"/>Installer <text:span text:style-name="T13">services Messages et Notification.</text:span><text:bookmark-end text:name="__RefHeading___Toc343_3396692008"/></text:h>
      <text:p text:style-name="P10"><text:span text:style-name="T14">T</text:span>out server web étant par nature destiné a un usage 24 heures 7 jours , il est utile de prévoir les mécanismes de surveillance permettant de diagnostiquer a temps et rapidement les malfonctionnements et d'en avertir le(s) responsables.<text:line-break/>De plus cette facilité de message peut être avantageusement utilisée dans un script Python3 de Django ou tout autre script Python3 afin de faciliter le déverminage ou la journalisation d'événements.<text:line-break/>Sur un serveur de type linux il existe une facilité syslog qui permet antre autres de stocker facilement les messages provenant de tâches Python. Il est aussi possible de créer une facilité indépendante de syslog, mais celle ci déjà existante et implantée peut servir de base aux besoins. </text:p>
      <text:h text:style-name="P41" text:outline-level="2"><text:bookmark-start text:name="__RefHeading___Toc345_3396692008"/>Journalisation<text:bookmark-end text:name="__RefHeading___Toc345_3396692008"/></text:h>
      <text:p text:style-name="P11">L’installation de la facilité de journalisation est documentée &gt;</text:p>
      <text:p text:style-name="P10"><text:a xlink:type="simple" xlink:href="https://github.com/dubser/ardui_char/wiki/Notification#journalisation" text:style-name="Internet_20_link" text:visited-style-name="Visited_20_Internet_20_Link">https://github.com/dubser/ardui_char/wiki/Notification#journalisation</text:a></text:p>
      <text:h text:style-name="P42" text:outline-level="2"><text:bookmark-start text:name="__RefHeading___Toc347_3396692008"/>Notification<text:bookmark-end text:name="__RefHeading___Toc347_3396692008"/></text:h>
      <text:p text:style-name="P12">L’installation de la facilité de <text:span text:style-name="T15">notification </text:span>est documentée &gt;</text:p>
      <text:p text:style-name="P12"><text:a xlink:type="simple" xlink:href="https://github.com/dubser/ardui_char/wiki/Notification#alerte" text:style-name="Internet_20_link" text:visited-style-name="Visited_20_Internet_20_Link">https://github.com/dubser/ardui_char/wiki/Notification#alerte</text:a></text:p>
      <text:h text:style-name="P37" text:outline-level="1"><text:bookmark-start text:name="__RefHeading___Toc349_3396692008"/>Django <text:span text:style-name="T16">&amp; venv</text:span><text:bookmark-end text:name="__RefHeading___Toc349_3396692008"/></text:h>
      <text:p text:style-name="P15">sudo apt-get install -y python3-venv</text:p>
      <text:p text:style-name="P15">python3 -m venv django</text:p>
      <text:p text:style-name="P15">source ./django/bin/activate</text:p>
      <text:p text:style-name="P15">sudo apt-get install build-essential libssl-dev libffi-dev python-dev</text:p>
      <text:p text:style-name="P15">pip install django</text:p>
      <text:p text:style-name="P15">django-admin startproject mysite </text:p>
      <text:p text:style-name="P15">cd mysite <text:s/></text:p>
      <text:p text:style-name="P15">./manage.py makemigrations</text:p>
      <text:p text:style-name="P15">./manage.py migrate</text:p>
      <text:p text:style-name="P15"><text:soft-page-break/>./manage.py runserver</text:p>
      <text:h text:style-name="P36" text:outline-level="1"><text:bookmark-start text:name="__RefHeading___Toc351_3396692008"/>Ins<text:bookmark-end text:name="__RefHeading___Toc351_3396692008"/></text:h>
      <text:h text:style-name="P38" text:outline-level="1"><text:bookmark-start text:name="__RefHeading___Toc353_3396692008"/>Références.<text:bookmark-end text:name="__RefHeading___Toc353_3396692008"/></text:h>
      <text:list xml:id="list3880926021" text:style-name="L1">
        <text:list-item>
          <text:p text:style-name="P28">https://doc.ubuntu-fr.org/creer_un_service_avec_systemd</text:p>
        </text:list-item>
      </text:list>
      <text:h text:style-name="P39" text:outline-level="1"><text:bookmark-start text:name="__RefHeading___Toc355_3396692008"/>Conclusion.<text:bookmark-end text:name="__RefHeading___Toc355_3396692008"/></text:h>
      <text:p text:style-name="P1">Cette procédure a été testée sur ubuntu 1<text:span text:style-name="T13">8</text:span>.04 fonctionne sans problèmes <text:s/>appar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1T10:03:15.986836892</meta:creation-date>
    <dc:date>2019-03-17T13:22:12.651569539</dc:date>
    <meta:editing-duration>PT1H28M57S</meta:editing-duration>
    <meta:editing-cycles>34</meta:editing-cycles>
    <meta:generator>LibreOffice/6.0.7.3$Linux_X86_64 LibreOffice_project/00m0$Build-3</meta:generator>
    <meta:document-statistic meta:table-count="0" meta:image-count="0" meta:object-count="0" meta:page-count="5" meta:paragraph-count="71" meta:word-count="487" meta:character-count="3459" meta:non-whitespace-character-count="3044"/>
  </office:meta>
</office:document-meta>
</file>